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ea161" officeooo:paragraph-rsid="001ea161"/>
    </style:style>
    <style:style style:name="P3" style:family="paragraph" style:parent-style-name="Standard">
      <style:text-properties officeooo:paragraph-rsid="001ea161"/>
    </style:style>
    <style:style style:name="P4" style:family="paragraph" style:parent-style-name="Standard">
      <style:text-properties officeooo:paragraph-rsid="001faa12"/>
    </style:style>
    <style:style style:name="P5" style:family="paragraph" style:parent-style-name="Standard">
      <style:text-properties officeooo:rsid="00210e7b" officeooo:paragraph-rsid="00210e7b"/>
    </style:style>
    <style:style style:name="P6" style:family="paragraph" style:parent-style-name="Standard">
      <style:text-properties officeooo:paragraph-rsid="00228a9e"/>
    </style:style>
    <style:style style:name="P7" style:family="paragraph" style:parent-style-name="Standard">
      <style:text-properties officeooo:rsid="00228a9e" officeooo:paragraph-rsid="00228a9e"/>
    </style:style>
    <style:style style:name="P8" style:family="paragraph" style:parent-style-name="Standard">
      <style:text-properties officeooo:rsid="0025b75a" officeooo:paragraph-rsid="0025b75a"/>
    </style:style>
    <style:style style:name="P9" style:family="paragraph" style:parent-style-name="Standard">
      <style:text-properties officeooo:paragraph-rsid="0025b75a"/>
    </style:style>
    <style:style style:name="P10" style:family="paragraph" style:parent-style-name="Standard">
      <style:text-properties officeooo:rsid="0026be8b" officeooo:paragraph-rsid="0026be8b"/>
    </style:style>
    <style:style style:name="P11" style:family="paragraph" style:parent-style-name="Standard">
      <style:text-properties officeooo:paragraph-rsid="0026be8b"/>
    </style:style>
    <style:style style:name="P12" style:family="paragraph" style:parent-style-name="Standard">
      <style:text-properties officeooo:rsid="002779ce" officeooo:paragraph-rsid="002779ce"/>
    </style:style>
    <style:style style:name="P13" style:family="paragraph" style:parent-style-name="Standard">
      <style:text-properties officeooo:rsid="002779ce" officeooo:paragraph-rsid="00287bf3"/>
    </style:style>
    <style:style style:name="P14" style:family="paragraph" style:parent-style-name="Standard">
      <style:text-properties officeooo:rsid="002779ce" officeooo:paragraph-rsid="003c7873"/>
    </style:style>
    <style:style style:name="P15" style:family="paragraph" style:parent-style-name="Standard">
      <style:text-properties officeooo:rsid="002a067b" officeooo:paragraph-rsid="002a067b"/>
    </style:style>
    <style:style style:name="P16" style:family="paragraph" style:parent-style-name="Standard">
      <style:text-properties officeooo:paragraph-rsid="002a067b"/>
    </style:style>
    <style:style style:name="P17" style:family="paragraph" style:parent-style-name="Standard">
      <style:text-properties officeooo:paragraph-rsid="002bd682"/>
    </style:style>
    <style:style style:name="P18" style:family="paragraph" style:parent-style-name="Standard">
      <style:text-properties officeooo:rsid="002bd682" officeooo:paragraph-rsid="002bd682"/>
    </style:style>
    <style:style style:name="P19" style:family="paragraph" style:parent-style-name="Standard">
      <style:text-properties officeooo:rsid="002bd682" officeooo:paragraph-rsid="002ce6b5"/>
    </style:style>
    <style:style style:name="P20" style:family="paragraph" style:parent-style-name="Standard">
      <style:text-properties officeooo:paragraph-rsid="002d3a61"/>
    </style:style>
    <style:style style:name="P21" style:family="paragraph" style:parent-style-name="Standard">
      <style:text-properties officeooo:rsid="002e5333" officeooo:paragraph-rsid="002e5333"/>
    </style:style>
    <style:style style:name="P22" style:family="paragraph" style:parent-style-name="Standard">
      <style:text-properties officeooo:paragraph-rsid="002e5333"/>
    </style:style>
    <style:style style:name="P23" style:family="paragraph" style:parent-style-name="Standard">
      <style:text-properties officeooo:rsid="0030485c" officeooo:paragraph-rsid="0030485c"/>
    </style:style>
    <style:style style:name="P24" style:family="paragraph" style:parent-style-name="Standard">
      <style:text-properties officeooo:paragraph-rsid="0030485c"/>
    </style:style>
    <style:style style:name="P25" style:family="paragraph" style:parent-style-name="Standard">
      <style:text-properties officeooo:paragraph-rsid="00319922"/>
    </style:style>
    <style:style style:name="P26" style:family="paragraph" style:parent-style-name="Standard">
      <style:text-properties officeooo:paragraph-rsid="0031f514"/>
    </style:style>
    <style:style style:name="P27" style:family="paragraph" style:parent-style-name="Standard">
      <style:text-properties officeooo:paragraph-rsid="00334e2c"/>
    </style:style>
    <style:style style:name="P28" style:family="paragraph" style:parent-style-name="Standard">
      <style:text-properties officeooo:rsid="00334e2c" officeooo:paragraph-rsid="00334e2c"/>
    </style:style>
    <style:style style:name="P29" style:family="paragraph" style:parent-style-name="Standard">
      <style:text-properties style:text-position="0% 100%" officeooo:rsid="001ea161" officeooo:paragraph-rsid="001ea161"/>
    </style:style>
    <style:style style:name="P30" style:family="paragraph" style:parent-style-name="Standard">
      <style:text-properties style:text-position="0% 100%" style:font-name="Liberation Serif" officeooo:rsid="001ea161" officeooo:paragraph-rsid="001ea161" style:font-name-asian="NSimSun" style:font-name-complex="Arial"/>
    </style:style>
    <style:style style:name="P31" style:family="paragraph" style:parent-style-name="Standard">
      <style:text-properties style:text-position="0% 100%" style:font-name="Liberation Serif" officeooo:rsid="001faa12" officeooo:paragraph-rsid="001ea161" style:font-name-asian="NSimSun" style:font-name-complex="Arial"/>
    </style:style>
    <style:style style:name="P32" style:family="paragraph" style:parent-style-name="Standard">
      <style:text-properties style:text-position="0% 100%" style:font-name="Liberation Serif" officeooo:rsid="001faa12" officeooo:paragraph-rsid="001faa12" style:font-name-asian="NSimSun" style:font-name-complex="Arial"/>
    </style:style>
    <style:style style:name="P33" style:family="paragraph" style:parent-style-name="Standard">
      <style:text-properties style:text-position="0% 100%" style:font-name="Liberation Serif" officeooo:paragraph-rsid="001faa12" style:font-name-asian="NSimSun" style:font-name-complex="Arial"/>
    </style:style>
    <style:style style:name="P34" style:family="paragraph" style:parent-style-name="Standard">
      <style:text-properties style:text-position="0% 100%" style:font-name="Liberation Serif" officeooo:rsid="00210e7b" officeooo:paragraph-rsid="00210e7b" style:font-name-asian="NSimSun" style:font-name-complex="Arial"/>
    </style:style>
    <style:style style:name="P35" style:family="paragraph" style:parent-style-name="Standard">
      <style:text-properties style:text-position="0% 100%" style:font-name="Liberation Serif" officeooo:rsid="00228a9e" officeooo:paragraph-rsid="00228a9e" style:font-name-asian="NSimSun" style:font-name-complex="Arial"/>
    </style:style>
    <style:style style:name="P36" style:family="paragraph" style:parent-style-name="Standard">
      <style:text-properties style:text-position="0% 100%" style:font-name="Liberation Serif" officeooo:rsid="0024287a" officeooo:paragraph-rsid="00228a9e" style:font-name-asian="NSimSun" style:font-name-complex="Arial"/>
    </style:style>
    <style:style style:name="P37" style:family="paragraph" style:parent-style-name="Standard">
      <style:text-properties style:text-position="0% 100%" style:font-name="Liberation Serif" officeooo:rsid="0025b75a" officeooo:paragraph-rsid="0025b75a" style:font-name-asian="NSimSun" style:font-name-complex="Arial"/>
    </style:style>
    <style:style style:name="P38" style:family="paragraph" style:parent-style-name="Standard">
      <style:text-properties style:text-position="0% 100%" style:font-name="Liberation Serif" officeooo:rsid="0026be8b" officeooo:paragraph-rsid="0025b75a" style:font-name-asian="NSimSun" style:font-name-complex="Arial"/>
    </style:style>
    <style:style style:name="P39" style:family="paragraph" style:parent-style-name="Standard">
      <style:text-properties style:text-position="0% 100%" style:font-name="Liberation Serif" officeooo:rsid="0026be8b" officeooo:paragraph-rsid="0026be8b" style:font-name-asian="NSimSun" style:font-name-complex="Arial"/>
    </style:style>
    <style:style style:name="P40" style:family="paragraph" style:parent-style-name="Standard">
      <style:text-properties style:text-position="0% 100%" style:font-name="Liberation Serif" officeooo:rsid="002779ce" officeooo:paragraph-rsid="0026be8b" style:font-name-asian="NSimSun" style:font-name-complex="Arial"/>
    </style:style>
    <style:style style:name="P41" style:family="paragraph" style:parent-style-name="Standard">
      <style:text-properties style:text-position="0% 100%" style:font-name="Liberation Serif" officeooo:rsid="002779ce" officeooo:paragraph-rsid="002779ce" style:font-name-asian="NSimSun" style:font-name-complex="Arial"/>
    </style:style>
    <style:style style:name="P42" style:family="paragraph" style:parent-style-name="Standard">
      <style:text-properties style:text-position="0% 100%" style:font-name="Liberation Serif" officeooo:rsid="00287bf3" officeooo:paragraph-rsid="00287bf3" style:font-name-asian="NSimSun" style:font-name-complex="Arial"/>
    </style:style>
    <style:style style:name="P43" style:family="paragraph" style:parent-style-name="Standard">
      <style:text-properties style:text-position="0% 100%" style:font-name="Liberation Serif" officeooo:rsid="002a067b" officeooo:paragraph-rsid="002a067b" style:font-name-asian="NSimSun" style:font-name-complex="Arial"/>
    </style:style>
    <style:style style:name="P44" style:family="paragraph" style:parent-style-name="Standard">
      <style:text-properties style:text-position="0% 100%" style:font-name="Liberation Serif" officeooo:rsid="002a067b" officeooo:paragraph-rsid="002bd682" style:font-name-asian="NSimSun" style:font-name-complex="Arial"/>
    </style:style>
    <style:style style:name="P45" style:family="paragraph" style:parent-style-name="Standard">
      <style:text-properties style:text-position="0% 100%" style:font-name="Liberation Serif" officeooo:paragraph-rsid="002a067b" style:font-name-asian="NSimSun" style:font-name-complex="Arial"/>
    </style:style>
    <style:style style:name="P46" style:family="paragraph" style:parent-style-name="Standard">
      <style:text-properties style:text-position="0% 100%" style:font-name="Liberation Serif" officeooo:rsid="002bd682" officeooo:paragraph-rsid="002bd682" style:font-name-asian="NSimSun" style:font-name-complex="Arial"/>
    </style:style>
    <style:style style:name="P47" style:family="paragraph" style:parent-style-name="Standard">
      <style:text-properties style:text-position="0% 100%" style:font-name="Liberation Serif" officeooo:rsid="002d3a61" officeooo:paragraph-rsid="002d3a61" style:font-name-asian="NSimSun" style:font-name-complex="Arial"/>
    </style:style>
    <style:style style:name="P48" style:family="paragraph" style:parent-style-name="Standard">
      <style:text-properties style:text-position="0% 100%" style:font-name="Liberation Serif" officeooo:rsid="00334e2c" officeooo:paragraph-rsid="00334e2c" style:font-name-asian="NSimSun" style:font-name-complex="Arial"/>
    </style:style>
    <style:style style:name="P49" style:family="paragraph" style:parent-style-name="Standard">
      <style:text-properties style:text-position="0% 100%" style:font-name="Liberation Serif" officeooo:paragraph-rsid="00334e2c" style:font-name-asian="NSimSun" style:font-name-complex="Arial"/>
    </style:style>
    <style:style style:name="P50" style:family="paragraph" style:parent-style-name="Standard">
      <style:text-properties style:text-position="0% 100%" style:font-name="Liberation Serif" officeooo:rsid="0034c145" officeooo:paragraph-rsid="00287bf3" style:font-name-asian="NSimSun" style:font-name-complex="Arial"/>
    </style:style>
    <style:style style:name="P51" style:family="paragraph" style:parent-style-name="Standard">
      <style:text-properties style:text-position="0% 100%" style:font-name="Liberation Serif" officeooo:rsid="0034c145" officeooo:paragraph-rsid="003c7873" style:font-name-asian="NSimSun" style:font-name-complex="Arial"/>
    </style:style>
    <style:style style:name="P52" style:family="paragraph" style:parent-style-name="Standard">
      <style:text-properties style:text-position="0% 100%" officeooo:rsid="002d3a61" officeooo:paragraph-rsid="002d3a61"/>
    </style:style>
    <style:style style:name="P53" style:family="paragraph" style:parent-style-name="Standard">
      <style:text-properties style:text-position="0% 100%" officeooo:rsid="002e5333" officeooo:paragraph-rsid="002e5333"/>
    </style:style>
    <style:style style:name="P54" style:family="paragraph" style:parent-style-name="Standard">
      <style:text-properties style:text-position="0% 100%" officeooo:rsid="0030485c" officeooo:paragraph-rsid="0030485c"/>
    </style:style>
    <style:style style:name="P55" style:family="paragraph" style:parent-style-name="Standard">
      <style:text-properties style:text-position="0% 100%" officeooo:rsid="00319922" officeooo:paragraph-rsid="00319922"/>
    </style:style>
    <style:style style:name="P56" style:family="paragraph" style:parent-style-name="Standard">
      <style:text-properties style:text-position="0% 100%" officeooo:paragraph-rsid="0031f514"/>
    </style:style>
    <style:style style:name="P57" style:family="paragraph" style:parent-style-name="Standard">
      <style:text-properties style:text-position="0% 100%" officeooo:rsid="00334e2c" officeooo:paragraph-rsid="00319922"/>
    </style:style>
    <style:style style:name="P58" style:family="paragraph" style:parent-style-name="Text_20_body">
      <style:text-properties officeooo:rsid="00210e7b" officeooo:paragraph-rsid="00210e7b"/>
    </style:style>
    <style:style style:name="P59" style:family="paragraph" style:parent-style-name="Text_20_body">
      <style:text-properties officeooo:rsid="002a067b" officeooo:paragraph-rsid="002a067b"/>
    </style:style>
    <style:style style:name="P60" style:family="paragraph" style:parent-style-name="Text_20_body">
      <style:text-properties style:text-position="0% 100%" style:font-name="Liberation Serif" officeooo:rsid="002779ce" officeooo:paragraph-rsid="002779ce" style:font-name-asian="NSimSun" style:font-name-complex="Arial"/>
    </style:style>
    <style:style style:name="T1" style:family="text">
      <style:text-properties officeooo:rsid="001ea161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" style:font-name-asian="NSimSun" style:font-name-complex="Arial"/>
    </style:style>
    <style:style style:name="T4" style:family="text">
      <style:text-properties style:text-position="super 58%" style:font-name="Liberation Serif" officeooo:rsid="00228a9e" style:font-name-asian="NSimSun" style:font-name-complex="Arial"/>
    </style:style>
    <style:style style:name="T5" style:family="text">
      <style:text-properties style:text-position="super 58%" style:font-name="Liberation Serif" officeooo:rsid="002a067b" style:font-name-asian="NSimSun" style:font-name-complex="Arial"/>
    </style:style>
    <style:style style:name="T6" style:family="text">
      <style:text-properties style:text-position="super 58%" style:font-name="Liberation Serif" officeooo:rsid="002bd682" style:font-name-asian="NSimSun" style:font-name-complex="Arial"/>
    </style:style>
    <style:style style:name="T7" style:family="text">
      <style:text-properties style:text-position="super 58%" officeooo:rsid="002d3a61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" style:font-name-asian="NSimSun" style:font-name-complex="Arial"/>
    </style:style>
    <style:style style:name="T10" style:family="text">
      <style:text-properties style:text-position="0% 100%" style:font-name="Liberation Serif" officeooo:rsid="001ea161" style:font-name-asian="NSimSun" style:font-name-complex="Arial"/>
    </style:style>
    <style:style style:name="T11" style:family="text">
      <style:text-properties style:text-position="0% 100%" style:font-name="Liberation Serif" officeooo:rsid="001faa12" style:font-name-asian="NSimSun" style:font-name-complex="Arial"/>
    </style:style>
    <style:style style:name="T12" style:family="text">
      <style:text-properties style:text-position="0% 100%" style:font-name="Liberation Serif" officeooo:rsid="00210e7b" style:font-name-asian="NSimSun" style:font-name-complex="Arial"/>
    </style:style>
    <style:style style:name="T13" style:family="text">
      <style:text-properties style:text-position="0% 100%" style:font-name="Liberation Serif" officeooo:rsid="00228a9e" style:font-name-asian="NSimSun" style:font-name-complex="Arial"/>
    </style:style>
    <style:style style:name="T14" style:family="text">
      <style:text-properties style:text-position="0% 100%" style:font-name="Liberation Serif" officeooo:rsid="0024287a" style:font-name-asian="NSimSun" style:font-name-complex="Arial"/>
    </style:style>
    <style:style style:name="T15" style:family="text">
      <style:text-properties style:text-position="0% 100%" style:font-name="Liberation Serif" officeooo:rsid="0025b75a" style:font-name-asian="NSimSun" style:font-name-complex="Arial"/>
    </style:style>
    <style:style style:name="T16" style:family="text">
      <style:text-properties style:text-position="0% 100%" style:font-name="Liberation Serif" officeooo:rsid="0026be8b" style:font-name-asian="NSimSun" style:font-name-complex="Arial"/>
    </style:style>
    <style:style style:name="T17" style:family="text">
      <style:text-properties style:text-position="0% 100%" style:font-name="Liberation Serif" officeooo:rsid="002779ce" style:font-name-asian="NSimSun" style:font-name-complex="Arial"/>
    </style:style>
    <style:style style:name="T18" style:family="text">
      <style:text-properties style:text-position="0% 100%" style:font-name="Liberation Serif" officeooo:rsid="00287bf3" style:font-name-asian="NSimSun" style:font-name-complex="Arial"/>
    </style:style>
    <style:style style:name="T19" style:family="text">
      <style:text-properties style:text-position="0% 100%" style:font-name="Liberation Serif" officeooo:rsid="002a067b" style:font-name-asian="NSimSun" style:font-name-complex="Arial"/>
    </style:style>
    <style:style style:name="T20" style:family="text">
      <style:text-properties style:text-position="0% 100%" style:font-name="Liberation Serif" officeooo:rsid="002bd682" style:font-name-asian="NSimSun" style:font-name-complex="Arial"/>
    </style:style>
    <style:style style:name="T21" style:family="text">
      <style:text-properties style:text-position="0% 100%" style:font-name="Liberation Serif" officeooo:rsid="002ce6b5" style:font-name-asian="NSimSun" style:font-name-complex="Arial"/>
    </style:style>
    <style:style style:name="T22" style:family="text">
      <style:text-properties style:text-position="0% 100%" style:font-name="Liberation Serif" officeooo:rsid="00334e2c" style:font-name-asian="NSimSun" style:font-name-complex="Arial"/>
    </style:style>
    <style:style style:name="T23" style:family="text">
      <style:text-properties style:text-position="0% 100%" style:font-name="Liberation Serif" officeooo:rsid="00338547" style:font-name-asian="NSimSun" style:font-name-complex="Arial"/>
    </style:style>
    <style:style style:name="T24" style:family="text">
      <style:text-properties style:text-position="0% 100%" style:font-name="Liberation Serif" officeooo:rsid="0034c145" style:font-name-asian="NSimSun" style:font-name-complex="Arial"/>
    </style:style>
    <style:style style:name="T25" style:family="text">
      <style:text-properties style:text-position="0% 100%" style:font-name="Liberation Serif" officeooo:rsid="0041ab86" style:font-name-asian="NSimSun" style:font-name-complex="Arial"/>
    </style:style>
    <style:style style:name="T26" style:family="text">
      <style:text-properties style:text-position="0% 100%" style:font-name="Liberation Serif" fo:font-weight="bold" style:font-name-asian="NSimSun" style:font-name-complex="Arial"/>
    </style:style>
    <style:style style:name="T27" style:family="text">
      <style:text-properties style:text-position="0% 100%" style:font-name="Liberation Serif" fo:font-weight="bold" officeooo:rsid="00228a9e" style:font-name-asian="NSimSun" style:font-name-complex="Arial"/>
    </style:style>
    <style:style style:name="T28" style:family="text">
      <style:text-properties style:text-position="0% 100%" style:font-name="Liberation Serif" fo:font-weight="normal" officeooo:rsid="00228a9e" style:font-name-asian="NSimSun" style:font-weight-asian="normal" style:font-name-complex="Arial" style:font-weight-complex="normal"/>
    </style:style>
    <style:style style:name="T29" style:family="text">
      <style:text-properties style:text-position="0% 100%" officeooo:rsid="002d3a61"/>
    </style:style>
    <style:style style:name="T30" style:family="text">
      <style:text-properties style:text-position="0% 100%" officeooo:rsid="002e5333"/>
    </style:style>
    <style:style style:name="T31" style:family="text">
      <style:text-properties style:text-position="0% 100%" officeooo:rsid="0030485c"/>
    </style:style>
    <style:style style:name="T32" style:family="text">
      <style:text-properties style:text-position="0% 100%" officeooo:rsid="00319922"/>
    </style:style>
    <style:style style:name="T33" style:family="text">
      <style:text-properties style:text-position="0% 100%" officeooo:rsid="0031f514"/>
    </style:style>
    <style:style style:name="T34" style:family="text">
      <style:text-properties style:text-position="0% 100%" officeooo:rsid="00334e2c"/>
    </style:style>
    <style:style style:name="T35" style:family="text">
      <style:text-properties style:text-position="33% 80%" style:font-name="Liberation Serif" style:font-name-asian="NSimSun" style:font-name-complex="Arial"/>
    </style:style>
    <style:style style:name="T36" style:family="text">
      <style:text-properties style:text-position="33% 80%" style:font-name="Liberation Serif" officeooo:rsid="002a067b" style:font-name-asian="NSimSun" style:font-name-complex="Arial"/>
    </style:style>
    <style:style style:name="T37" style:family="text">
      <style:text-properties officeooo:rsid="002d3a61"/>
    </style:style>
    <style:style style:name="T38" style:family="text">
      <style:text-properties officeooo:rsid="002779ce"/>
    </style:style>
    <style:style style:name="T39" style:family="text">
      <style:text-properties officeooo:rsid="003d8de4"/>
    </style:style>
    <style:style style:name="T40" style:family="text">
      <style:text-properties officeooo:rsid="003e2b81"/>
    </style:style>
    <style:style style:name="T41" style:family="text">
      <style:text-properties officeooo:rsid="003fce6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g Kong </text:p>
      <text:p text:style-name="P1">Extended CS Bridge-Winter 2021</text:p>
      <text:p text:style-name="P1">Homework <text:span text:style-name="T1">5</text:span></text:p>
      <text:p text:style-name="P1"/>
      <text:p text:style-name="Standard">Question <text:span text:style-name="T1">3</text:span>:</text:p>
      <text:p text:style-name="Standard"/>
      <text:p text:style-name="P2">a) Exercise 4.1.3, sections b, c</text:p>
      <text:p text:style-name="P2"/>
      <text:p text:style-name="P2">Section b:</text:p>
      <text:p text:style-name="P2"><text:tab/>f(x) = 1 / (<text:span text:style-name="T8">x</text:span><text:span text:style-name="T2">2</text:span><text:span text:style-name="T8"> – 4)</text:span></text:p>
      <text:p text:style-name="P29"><text:tab/>Not a well defined function, when x = 2, the result is undefined.</text:p>
      <text:p text:style-name="P29"/>
      <text:p text:style-name="P29">Section c:</text:p>
      <text:p text:style-name="P2"><text:span text:style-name="T8"><text:tab/>f(x) = </text:span><text:span text:style-name="T3"><draw:frame draw:style-name="fr1" draw:name="Object1" text:anchor-type="as-char" svg:y="-0.189in" svg:width="0.3217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3"><text:s/><text:tab/></text:span><text:span text:style-name="T9">Not a well defined function, there is a positive and negative value f(x) for every x</text:span></text:p>
      <text:p text:style-name="P2"><text:span text:style-name="T9"><text:tab/>Example, if x = 2 then f(x) = </text:span><text:span text:style-name="T9"><draw:frame draw:style-name="fr1" draw:name="Object2" text:anchor-type="as-char" svg:y="-0.189in" svg:width="0.3138in" svg:height="0.2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= </text:span><text:span text:style-name="T9"><draw:frame draw:style-name="fr1" draw:name="Object3" text:anchor-type="as-char" svg:y="-0.1484in" svg:width="0.2984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0"/>
      <text:p text:style-name="P30"/>
      <text:p text:style-name="P30"/>
      <text:p text:style-name="P30">b) Exercise 4.1.5, sections b, d, h, i, l</text:p>
      <text:p text:style-name="P30"/>
      <text:p text:style-name="P30">Section b:</text:p>
      <text:p text:style-name="P3"><text:span text:style-name="T10"><text:tab/></text:span><text:span text:style-name="T9">Let A = {2, 3, 4, 5}.<text:line-break/><text:tab/>f: A → </text:span><text:span text:style-name="T26">Z</text:span><text:span text:style-name="T9"> such that f(x) = x</text:span><text:span text:style-name="T35">2</text:span><text:span text:style-name="T9">. </text:span></text:p>
      <text:p text:style-name="P30"/>
      <text:p text:style-name="P3"><text:span text:style-name="T10"><text:tab/></text:span><text:span text:style-name="T11">Range: {4, 9, 16, 25}</text:span></text:p>
      <text:p text:style-name="P31"/>
      <text:p text:style-name="P32">Section d:</text:p>
      <text:p text:style-name="P4"><text:span text:style-name="T11"><text:tab/></text:span><text:span text:style-name="T9">f: {0,1}</text:span><text:span text:style-name="T35">5</text:span><text:span text:style-name="T9"> → </text:span><text:span text:style-name="T26">Z</text:span><text:span text:style-name="T9">. For x ∈ {0,1}</text:span><text:span text:style-name="T35">5</text:span><text:span text:style-name="T9">, f(x) is the number of 1's that occur in x. </text:span></text:p>
      <text:p text:style-name="P33"><text:tab/>For example f(01101) = 3, because there are three 1's in the string "01101". </text:p>
      <text:p text:style-name="P33"/>
      <text:p text:style-name="P4"><text:span text:style-name="T9"><text:tab/></text:span><text:span text:style-name="T11">Range: {0,1,2,3,4,5}</text:span></text:p>
      <text:p text:style-name="P32"/>
      <text:p text:style-name="P32">Section h:</text:p>
      <text:p text:style-name="P4"><text:span text:style-name="T11"><text:tab/></text:span><text:span text:style-name="T9">Let A = {1, 2, 3}.<text:line-break/><text:tab/>f: A × A → </text:span><text:span text:style-name="T26">Z</text:span><text:span text:style-name="T9">×</text:span><text:span text:style-name="T26">Z</text:span><text:span text:style-name="T9">, where f(x,y) = (y, x)</text:span></text:p>
      <text:p text:style-name="P33"/>
      <text:p text:style-name="P4"><text:span text:style-name="T9"><text:tab/></text:span><text:span text:style-name="T11">Range: {(1,1), (1,2), (1,3), (2,1), (2,2), (2,3), (3,1), (3,2), (3,3) }</text:span></text:p>
      <text:p text:style-name="P32"/>
      <text:p text:style-name="P32">Section i:</text:p>
      <text:p text:style-name="P4"><text:span text:style-name="T11"><text:tab/></text:span><text:span text:style-name="T9">Let A = {1, 2, 3}.<text:line-break/><text:tab/>f: A × A → </text:span><text:span text:style-name="T26">Z</text:span><text:span text:style-name="T9">×</text:span><text:span text:style-name="T26">Z</text:span><text:span text:style-name="T9">, where f(x,y) = (x,y+1). </text:span></text:p>
      <text:p text:style-name="P32"/>
      <text:p text:style-name="P32"><text:tab/>Range: {(1,2), (1,3), (1,4), (2,2), (2,3), (2,4), (3,2), (3,3), (3,4)}</text:p>
      <text:p text:style-name="P32"/>
      <text:p text:style-name="P32"/>
      <text:p text:style-name="P32"/>
      <text:p text:style-name="P32"/>
      <text:p text:style-name="P5"><text:soft-page-break/><text:span text:style-name="T11">S</text:span><text:span text:style-name="T9">ection l:</text:span></text:p>
      <text:p text:style-name="P34"><text:tab/>Let A = {1, 2, 3}.<text:line-break/><text:tab/>f: P(A) → P(A). For X ⊆ A, f(X) = X - {1}</text:p>
      <text:p text:style-name="P34"/>
      <text:p text:style-name="P34"><text:tab/>P(A) = {{}, {1}, {2}, {3}, {1,2}, {1,3}, {2,3}, {1,2,3}}</text:p>
      <text:p text:style-name="P34"/>
      <text:p text:style-name="P34"><text:tab/>Range: { {}, {2}, {3}, {2,3} }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Question 4:</text:p>
      <text:p text:style-name="P34"/>
      <text:p text:style-name="P34">I. Discrete Math zyBook:</text:p>
      <text:p text:style-name="P34"/>
      <text:p text:style-name="P34">a) Exercise 4.2.2, sections c, g, k</text:p>
      <text:p text:style-name="P34"/>
      <text:p text:style-name="P34">Section c:</text:p>
      <text:p text:style-name="P58"><text:span text:style-name="T9"><text:tab/>h: </text:span><text:span text:style-name="T26">Z</text:span><text:span text:style-name="T9"> → </text:span><text:span text:style-name="T26">Z</text:span><text:span text:style-name="T9">. h(x) = x</text:span><text:span text:style-name="T35">3</text:span></text:p>
      <text:p text:style-name="P6"><text:span text:style-name="T12"><text:tab/></text:span><text:span text:style-name="T13">Not o</text:span><text:span text:style-name="T12">nto, </text:span><text:span text:style-name="T13">let y be an integer y = -2. There is no such x such that x</text:span><text:span text:style-name="T4">3</text:span><text:span text:style-name="T13"> = y and x ∈ </text:span><text:span text:style-name="T27">Z</text:span><text:span text:style-name="T28">.</text:span></text:p>
      <text:p text:style-name="P6"><text:span text:style-name="T12"><text:s/><text:tab/></text:span><text:span text:style-name="T13">One to one.</text:span></text:p>
      <text:p text:style-name="P35"/>
      <text:p text:style-name="P35"/>
      <text:p text:style-name="P35">Section g:</text:p>
      <text:p text:style-name="P6"><text:span text:style-name="T13"><text:tab/></text:span><text:span text:style-name="T9">f: </text:span><text:span text:style-name="T26">Z</text:span><text:span text:style-name="T9"> × </text:span><text:span text:style-name="T26">Z</text:span><text:span text:style-name="T9"> → </text:span><text:span text:style-name="T26">Z</text:span><text:span text:style-name="T9"> × </text:span><text:span text:style-name="T26">Z</text:span><text:span text:style-name="T9">, f(x, y) = (x+1, 2y)</text:span></text:p>
      <text:p text:style-name="P35"><text:tab/></text:p>
      <text:p text:style-name="P35"><text:tab/>Not onto, there will be no odd integer values for y in f(x,y) = (x+1, 2y)</text:p>
      <text:p text:style-name="P35"><text:tab/>One to one</text:p>
      <text:p text:style-name="P35"/>
      <text:p text:style-name="P35"/>
      <text:p text:style-name="P35">Section k:</text:p>
      <text:p text:style-name="P7"><text:span text:style-name="T9"><text:tab/>f: </text:span><text:span text:style-name="T26">Z</text:span><text:span text:style-name="T35">+</text:span><text:span text:style-name="T9"> × </text:span><text:span text:style-name="T26">Z</text:span><text:span text:style-name="T35">+</text:span><text:span text:style-name="T9"> → </text:span><text:span text:style-name="T26">Z</text:span><text:span text:style-name="T35">+</text:span><text:span text:style-name="T9">, f(x, y) = 2</text:span><text:span text:style-name="T35">x</text:span><text:span text:style-name="T9"> + y. </text:span></text:p>
      <text:p text:style-name="P35"/>
      <text:p text:style-name="P7"><text:span text:style-name="T9"><text:tab/></text:span><text:span text:style-name="T14">Not onto, there are no domain values that correspond to the target value of 1 or 2</text:span></text:p>
      <text:p text:style-name="P36"><text:tab/><text:span text:style-name="T39">Not, o</text:span>ne to one. <text:span text:style-name="T39">f(2, 1) = f(1, 4) = 6</text:span></text:p>
      <text:p text:style-name="P36"/>
      <text:p text:style-name="P36"/>
      <text:p text:style-name="P36"/>
      <text:p text:style-name="P36"/>
      <text:p text:style-name="P8"><text:span text:style-name="T14">b</text:span><text:span text:style-name="T9">) Exercise 4.2.4, sections b, c, d, g</text:span></text:p>
      <text:p text:style-name="P37"/>
      <text:p text:style-name="P37">Section b:</text:p>
      <text:p text:style-name="P9"><text:span text:style-name="T15"><text:tab/></text:span><text:span text:style-name="T9">f: {0, 1}</text:span><text:span text:style-name="T35">3</text:span><text:span text:style-name="T9">→{0, 1}</text:span><text:span text:style-name="T35">3</text:span><text:span text:style-name="T9">. The output of f is obtained by taking the input string and replacing the first bit by 1, regardless of whether the first bit is a 0 or 1. For example, f(001) = 101 and f(110) = 110.</text:span></text:p>
      <text:p text:style-name="P37"><text:tab/></text:p>
      <text:p text:style-name="P8"><text:span text:style-name="T9"><text:tab/></text:span><text:span text:style-name="T16">Not onto, there are no domain values that gives us target values of {011, 000, 001, 010}</text:span></text:p>
      <text:p text:style-name="P38"><text:tab/><text:span text:style-name="T40">Not o</text:span>ne to one, <text:span text:style-name="T40">f(001) = f(101) = 101</text:span></text:p>
      <text:p text:style-name="P38"/>
      <text:p text:style-name="P38"/>
      <text:p text:style-name="P39">Section c:</text:p>
      <text:p text:style-name="P11"><text:span text:style-name="T16"><text:tab/></text:span><text:span text:style-name="T9">f: {0, 1}</text:span><text:span text:style-name="T35">3</text:span><text:span text:style-name="T9">→{0, 1}</text:span><text:span text:style-name="T35">3</text:span><text:span text:style-name="T9">. The output of f is obtained by taking the input string and reversing the bits. For example f(011) = 110</text:span></text:p>
      <text:p text:style-name="P39"/>
      <text:p text:style-name="P39"><text:tab/>Onto and one to one.</text:p>
      <text:p text:style-name="P39"/>
      <text:p text:style-name="P39"/>
      <text:p text:style-name="P39"/>
      <text:p text:style-name="P39"/>
      <text:p text:style-name="P39"><text:soft-page-break/>Section d:</text:p>
      <text:p text:style-name="P11"><text:span text:style-name="T16"><text:tab/></text:span><text:span text:style-name="T9">f: {0, 1}</text:span><text:span text:style-name="T35">3</text:span><text:span text:style-name="T9">→{0, 1}</text:span><text:span text:style-name="T35">4</text:span><text:span text:style-name="T9">. The output of f is obtained by taking the input string and adding an extra copy of the first bit to the end of the string. For example, f(100) = 1001.</text:span></text:p>
      <text:p text:style-name="P39"/>
      <text:p text:style-name="P10"><text:span text:style-name="T9"><text:tab/>Not onto, there are target values of y (ex. </text:span><text:span text:style-name="T17">1000, 0101</text:span><text:span text:style-name="T9">), not in the range of f.</text:span></text:p>
      <text:p text:style-name="P10"><text:span text:style-name="T9"><text:tab/></text:span><text:span text:style-name="T17">One to one.</text:span></text:p>
      <text:p text:style-name="P40"/>
      <text:p text:style-name="P40"/>
      <text:p text:style-name="P41">Section g:</text:p>
      <text:p text:style-name="P60"><text:tab/>Let A be defined to be the set {1, 2, 3, 4, 5, 6, 7, 8} and let B = {1}. f: P(A) → P(A). For X ⊆ A, f(X) = X - B. Recall that for a finite set A, P(A) denotes the power set of A which is the set of all subsets of A.</text:p>
      <text:p text:style-name="P60"/>
      <text:p text:style-name="P60"><text:tab/>Not onto, there are no domain values that gives us target values with a 1 in the set of f(x).</text:p>
      <text:p text:style-name="P60"><text:tab/><text:span text:style-name="T41">Not o</text:span>ne to one. <text:span text:style-name="T41">f({2,3}) = f({1,2,3}) = {2, 3}</text:span></text:p>
      <text:p text:style-name="P41"/>
      <text:p text:style-name="P41"/>
      <text:p text:style-name="P41"/>
      <text:p text:style-name="P41">II. Give an example of a function from the set of integers to the set of positive integers that is:</text:p>
      <text:p text:style-name="P41">a. one-to-one, but not onto.</text:p>
      <text:p text:style-name="P14"><text:span text:style-name="T9"><text:tab/>f: Z →Z</text:span><text:span text:style-name="T3">+</text:span><text:span text:style-name="T9">, f(x) = </text:span><text:span text:style-name="T24">2x + 3, <text:s/>x &gt;= 0</text:span></text:p>
      <text:p text:style-name="P51"><text:tab/><text:tab/><text:tab/> <text:s/><text:span text:style-name="T38">-</text:span>2x, <text:s text:c="7"/>x &lt; 0</text:p>
      <text:p text:style-name="P41"/>
      <text:p text:style-name="P41">b. onto, but not one-to-one.</text:p>
      <text:p text:style-name="P12"><text:span text:style-name="T9"><text:tab/>f: Z →Z</text:span><text:span text:style-name="T3">+</text:span><text:span text:style-name="T9">, f(x) = |x| </text:span><text:span text:style-name="T25">+ 1</text:span></text:p>
      <text:p text:style-name="P41"/>
      <text:p text:style-name="P41">c. one-to-one and onto.</text:p>
      <text:p text:style-name="P13"><text:span text:style-name="T9"><text:tab/>f: Z →Z</text:span><text:span text:style-name="T3">+</text:span><text:span text:style-name="T9">, f(x) = </text:span><text:span text:style-name="T24">2x + 1, x &gt;= 0</text:span></text:p>
      <text:p text:style-name="P50"><text:tab/><text:tab/><text:tab/> <text:s/>-2x, <text:s/><text:tab/> <text:s text:c="2"/>x &lt; 0</text:p>
      <text:p text:style-name="P41"/>
      <text:p text:style-name="P41">d. neither one-to-one nor onto</text:p>
      <text:p text:style-name="P13"><text:tab/><text:span text:style-name="T9">f: Z →Z</text:span><text:span text:style-name="T3">+</text:span><text:span text:style-name="T9">, f(x) </text:span><text:span text:style-name="T18">= 5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15"><text:span text:style-name="T18">Q</text:span><text:span text:style-name="T9">uestion 5:</text:span></text:p>
      <text:p text:style-name="P43"/>
      <text:p text:style-name="P43">a) Exercise 4.3.2, sections c, d, g, i</text:p>
      <text:p text:style-name="P43"/>
      <text:p text:style-name="P43">Section c:</text:p>
      <text:p text:style-name="P59"><text:span text:style-name="T9"><text:tab/>f: </text:span><text:span text:style-name="T26">R</text:span><text:span text:style-name="T9"> → </text:span><text:span text:style-name="T26">R</text:span><text:span text:style-name="T9">. f(x) = 2x + 3</text:span></text:p>
      <text:p text:style-name="P15"><text:span text:style-name="T9"><text:tab/>f</text:span><text:span text:style-name="T3">-1</text:span><text:span text:style-name="T9">(x) = (y-3) / 2</text:span></text:p>
      <text:p text:style-name="P43"/>
      <text:p text:style-name="P43">Section d:</text:p>
      <text:p text:style-name="P16"><text:span text:style-name="T19"><text:tab/></text:span><text:span text:style-name="T9">Let A be defined to be the set {1, 2, 3, 4, 5, 6, 7, 8}. </text:span></text:p>
      <text:p text:style-name="P45"><text:tab/>f: P(A) → {0, 1, 2, 3, 4, 5, 6, 7, 8}. For X ⊆ A, f(X) = |X|. </text:p>
      <text:p text:style-name="P45"><text:tab/>Recall that for a finite set A, P(A) denotes the power set of A which is the set of all subsets of A. </text:p>
      <text:p text:style-name="P43"/>
      <text:p text:style-name="P43"><text:tab/> The function f is not one to one, because if X = {2,3} or X={4,5}, f({2,3}) = f({4,5}) = 2.</text:p>
      <text:p text:style-name="P16"><text:span text:style-name="T19"><text:tab/>Therefore f</text:span><text:span text:style-name="T5">-1</text:span><text:span text:style-name="T19"> is not well defined.</text:span></text:p>
      <text:p text:style-name="P43"/>
      <text:p text:style-name="P43"/>
      <text:p text:style-name="P43">Section g:</text:p>
      <text:p text:style-name="P16"><text:span text:style-name="T19"><text:tab/>f: {0, 1}</text:span><text:span text:style-name="T36">3</text:span><text:span text:style-name="T19">→{0, 1}</text:span><text:span text:style-name="T36">3</text:span><text:span text:style-name="T19">. The output of f is obtained by taking the input string and reversing the bits. <text:tab/>For example, f(011) = 110.</text:span></text:p>
      <text:p text:style-name="P43"/>
      <text:p text:style-name="P16"><text:span text:style-name="T19"><text:tab/></text:span><text:span text:style-name="T20">The function f is onto and one to one.</text:span></text:p>
      <text:p text:style-name="P17"><text:span text:style-name="T20"><text:tab/>f</text:span><text:span text:style-name="T6">-1</text:span><text:span text:style-name="T20">: </text:span><text:span text:style-name="T19">{0, 1}</text:span><text:span text:style-name="T36">3</text:span><text:span text:style-name="T19">→{0, 1}</text:span><text:span text:style-name="T36">3 <text:s/></text:span><text:span text:style-name="T19">The output of f</text:span><text:span text:style-name="T5">-</text:span><text:span text:style-name="T6">1</text:span><text:span text:style-name="T19"> is obtained by taking the input string and reversing the bits</text:span></text:p>
      <text:p text:style-name="P44"/>
      <text:p text:style-name="P44"/>
      <text:p text:style-name="P44"/>
      <text:p text:style-name="P18"><text:span text:style-name="T19">S</text:span><text:span text:style-name="T9">ection i:</text:span></text:p>
      <text:p text:style-name="P17"><text:span text:style-name="T20"><text:tab/></text:span><text:span text:style-name="T9">f: </text:span><text:span text:style-name="T26">Z</text:span><text:span text:style-name="T9"> × </text:span><text:span text:style-name="T26">Z</text:span><text:span text:style-name="T9"> → </text:span><text:span text:style-name="T26">Z</text:span><text:span text:style-name="T9"> × </text:span><text:span text:style-name="T26">Z</text:span><text:span text:style-name="T9">, f(x, y) = (x+5, y-2)</text:span></text:p>
      <text:p text:style-name="P46"><text:tab/></text:p>
      <text:p text:style-name="P19"><text:span text:style-name="T9"><text:tab/>f</text:span><text:span text:style-name="T3">-1</text:span><text:span text:style-name="T9">: </text:span><text:span text:style-name="T26">Z</text:span><text:span text:style-name="T9"> × </text:span><text:span text:style-name="T26">Z</text:span><text:span text:style-name="T9"> → </text:span><text:span text:style-name="T26">Z</text:span><text:span text:style-name="T9"> × </text:span><text:span text:style-name="T26">Z</text:span><text:span text:style-name="T9">, <text:s/>f</text:span><text:span text:style-name="T3">-1</text:span><text:span text:style-name="T21">(x, y) = (</text:span><text:span text:style-name="T25">x</text:span><text:span text:style-name="T21">-</text:span><text:span text:style-name="T25">5</text:span><text:span text:style-name="T21">, </text:span><text:span text:style-name="T25">y+2</text:span><text:span text:style-name="T21">)</text:span></text:p>
      <text:p text:style-name="P46"/>
      <text:p text:style-name="P46"/>
      <text:p text:style-name="P46"/>
      <text:p text:style-name="P46"/>
      <text:p text:style-name="P46"/>
      <text:p text:style-name="P47">b) Exercise 4.4.8, sections c, d</text:p>
      <text:p text:style-name="P47"/>
      <text:p text:style-name="P47">Section c:</text:p>
      <text:p text:style-name="P20"><text:span text:style-name="T37"><text:tab/></text:span>f ο h <text:span text:style-name="T37">= f(h(x)) = 2(x</text:span><text:span text:style-name="T7">2</text:span><text:span text:style-name="T29">+1) + 3</text:span></text:p>
      <text:p text:style-name="P20"><text:span text:style-name="T29"><text:tab/><text:tab/>= 2x</text:span><text:span text:style-name="T7">2</text:span><text:span text:style-name="T29">+2+3</text:span></text:p>
      <text:p text:style-name="P20"><text:span text:style-name="T29"><text:tab/><text:tab/>= 2x</text:span><text:span text:style-name="T7">2</text:span><text:span text:style-name="T29"> + 5</text:span></text:p>
      <text:p text:style-name="P52"/>
      <text:p text:style-name="P52">Section d:</text:p>
      <text:p text:style-name="P20"><text:span text:style-name="T29"><text:tab/></text:span><text:span text:style-name="T8">h ο f </text:span><text:span text:style-name="T29"><text:s/>= h(f(x)) = (2x + 3)</text:span><text:span text:style-name="T7">2</text:span><text:span text:style-name="T29"> + 1</text:span></text:p>
      <text:p text:style-name="P20"><text:span text:style-name="T29"><text:tab/><text:tab/>= 4x</text:span><text:span text:style-name="T7">2</text:span><text:span text:style-name="T29"> + </text:span><text:span text:style-name="T30">12</text:span><text:span text:style-name="T29">x + 9 + 1</text:span></text:p>
      <text:p text:style-name="P20"><text:soft-page-break/><text:span text:style-name="T29"><text:tab/><text:tab/>= 4x</text:span><text:span text:style-name="T7">2 </text:span><text:span text:style-name="T29">+ </text:span><text:span text:style-name="T30">12</text:span><text:span text:style-name="T29">x + 10</text:span></text:p>
      <text:p text:style-name="P52"/>
      <text:p text:style-name="P21"><text:span text:style-name="T29">c</text:span><text:span text:style-name="T8">) Exercise 4.4.2, sections b-d</text:span></text:p>
      <text:p text:style-name="P53"/>
      <text:p text:style-name="P53">Section b:</text:p>
      <text:p text:style-name="P22"><text:span text:style-name="T30"><text:tab/></text:span><text:span text:style-name="T8">f ο h </text:span><text:span text:style-name="T30">(52)= f(h(52)) </text:span></text:p>
      <text:p text:style-name="P53"><text:tab/>h(52) = 11</text:p>
      <text:p text:style-name="P53"><text:tab/>f(11) = 121</text:p>
      <text:p text:style-name="P53"/>
      <text:p text:style-name="P53">Section c:</text:p>
      <text:p text:style-name="P22"><text:span text:style-name="T30"><text:tab/></text:span><text:span text:style-name="T8">g ο h ο f </text:span><text:span text:style-name="T30">(4) = g(h(f(4)))</text:span></text:p>
      <text:p text:style-name="P53"><text:tab/>f(4) = 16</text:p>
      <text:p text:style-name="P53"><text:tab/>h(16) = 4</text:p>
      <text:p text:style-name="P53"><text:tab/>g(4) = 16</text:p>
      <text:p text:style-name="P53"/>
      <text:p text:style-name="P23"><text:span text:style-name="T30">S</text:span><text:span text:style-name="T8">ection d:</text:span></text:p>
      <text:p text:style-name="P24"><text:span text:style-name="T31"><text:tab/></text:span><text:span text:style-name="T8">h ο f </text:span><text:span text:style-name="T31">= h(f(x)) = </text:span><text:span text:style-name="T31"><draw:frame draw:style-name="fr1" draw:name="Object4" text:anchor-type="as-char" svg:y="-0.172in" svg:width="0.4929in" svg:height="0.2134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4"/>
      <text:p text:style-name="P54"/>
      <text:p text:style-name="P54"/>
      <text:p text:style-name="P54">d) Exercise 4.4.6, sections c-e</text:p>
      <text:p text:style-name="P54"/>
      <text:p text:style-name="P54">Section c:</text:p>
      <text:p text:style-name="P24"><text:span text:style-name="T31"><text:tab/></text:span><text:span text:style-name="T8">What is h ο f(010)?</text:span></text:p>
      <text:p text:style-name="P54"/>
      <text:p text:style-name="P54"><text:tab/>f(010) = 110</text:p>
      <text:p text:style-name="P54"><text:tab/>h(110) = 111</text:p>
      <text:p text:style-name="P54"/>
      <text:p text:style-name="P54"><text:tab/>h ο f(010) = 111</text:p>
      <text:p text:style-name="P54"/>
      <text:p text:style-name="P54"/>
      <text:p text:style-name="P54">Section d:</text:p>
      <text:p text:style-name="P24"><text:span text:style-name="T31"><text:tab/></text:span><text:span text:style-name="T8">What is the range of h ο f? </text:span></text:p>
      <text:p text:style-name="P54"/>
      <text:p text:style-name="P54"/>
      <text:p text:style-name="P54"><text:tab/>Range: {111, 101}</text:p>
      <text:p text:style-name="P54"/>
      <text:p text:style-name="P54"/>
      <text:p text:style-name="P54">Section e:</text:p>
      <text:p text:style-name="P24"><text:span text:style-name="T31"><text:tab/></text:span><text:span text:style-name="T8">What is the range of g ο f?</text:span></text:p>
      <text:p text:style-name="P54"/>
      <text:p text:style-name="P23"><text:span text:style-name="T8"><text:tab/>Range: {</text:span><text:span text:style-name="T32">001, 011, 101, 111</text:span><text:span text:style-name="T8">}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5">e) Extra Credit Exercise 4.4.4 sections c, d</text:p>
      <text:p text:style-name="P55"/>
      <text:p text:style-name="P55">Let f: X → Y and g: Y → Z be two functions. </text:p>
      <text:p text:style-name="P55"/>
      <text:p text:style-name="P55">Section c:</text:p>
      <text:p text:style-name="P26"><text:span text:style-name="T32"><text:tab/></text:span><text:span text:style-name="T8">Is it possible that f is not one-to-one and g ο f is one-to-one? </text:span></text:p>
      <text:p text:style-name="P56"><text:tab/>Justify your answer. If the answer is "yes", give a specific example for f and g.</text:p>
      <text:p text:style-name="P55"><text:tab/></text:p>
      <text:p text:style-name="P25"><text:span text:style-name="T32"><text:tab/></text:span><text:span text:style-name="T34">No. If </text:span><text:span text:style-name="T33">f is not one </text:span><text:span text:style-name="T34">to one that means there exists different x ∈ X that maps to same elements in Y.</text:span></text:p>
      <text:p text:style-name="P57"><text:tab/>Example functions:</text:p>
      <text:p text:style-name="P27"><text:span text:style-name="T34"><text:tab/><text:tab/>f: </text:span><text:span text:style-name="T17">Z →Z, f(x) = |x|</text:span></text:p>
      <text:p text:style-name="P27"><text:span text:style-name="T17"><text:tab/><text:tab/></text:span><text:span text:style-name="T22">g: </text:span><text:span text:style-name="T17">Z →Z, </text:span><text:span text:style-name="T22">g(x) = x + 1</text:span></text:p>
      <text:p text:style-name="P48"><text:tab/><text:tab/>f o g (1) = f o g (-1) = 2</text:p>
      <text:p text:style-name="P48"/>
      <text:p text:style-name="P48"/>
      <text:p text:style-name="P48">Section d:</text:p>
      <text:p text:style-name="P27"><text:span text:style-name="T22"><text:tab/></text:span><text:span text:style-name="T9">Is it possible that g is not one-to-one and g ο f is one-to-one? </text:span></text:p>
      <text:p text:style-name="P49"><text:tab/>Justify your answer. If the answer is "yes", give a specific example for f and g.</text:p>
      <text:p text:style-name="P48"/>
      <text:p text:style-name="P48"><text:tab/>No if, g is not one to one that means there are different domains for g that gives the same values in the target of g.</text:p>
      <text:p text:style-name="P48"><text:tab/>Example functions:</text:p>
      <text:p text:style-name="P27"><text:span text:style-name="T34"><text:tab/><text:tab/>g: </text:span><text:span text:style-name="T17">Z →Z, </text:span><text:span text:style-name="T22">g</text:span><text:span text:style-name="T17">(x) = |x|</text:span></text:p>
      <text:p text:style-name="P28"><text:span text:style-name="T17"><text:tab/><text:tab/></text:span><text:span text:style-name="T9">f: </text:span><text:span text:style-name="T17">Z →Z, </text:span><text:span text:style-name="T9">f(x) = x + 1</text:span></text:p>
      <text:p text:style-name="P48"><text:tab/></text:p>
      <text:p text:style-name="P28"><text:span text:style-name="T9"><text:tab/><text:tab/>g o f (</text:span><text:span text:style-name="T23">-2</text:span><text:span text:style-name="T9">) = </text:span><text:span text:style-name="T23">1</text:span></text:p>
      <text:p text:style-name="P28"><text:span text:style-name="T9"><text:tab/><text:tab/>g o f (</text:span><text:span text:style-name="T23">0</text:span><text:span text:style-name="T9">) = </text:span><text:span text:style-name="T23">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1T12:13:08.447000000</dc:date>
    <meta:editing-duration>PT1H10M20S</meta:editing-duration>
    <meta:editing-cycles>18</meta:editing-cycles>
    <meta:generator>LibreOffice/7.0.4.2$Windows_X86_64 LibreOffice_project/dcf040e67528d9187c66b2379df5ea4407429775</meta:generator>
    <meta:document-statistic meta:table-count="0" meta:image-count="0" meta:object-count="4" meta:page-count="7" meta:paragraph-count="147" meta:word-count="1222" meta:character-count="5342" meta:non-whitespace-character-count="4104"/>
  </office:meta>
</office:document-meta>
</file>

<file path=Object 1/content.xml><?xml version="1.0" encoding="utf-8"?>
<math xmlns="http://www.w3.org/1998/Math/MathML" display="block">
  <semantics>
    <msqrt>
      <msup>
        <mi>x</mi>
        <mn>2</mn>
      </msup>
    </msqrt>
    <annotation encoding="StarMath 5.0">sqrt x^2
 </annotation>
  </semantics>
</math>
</file>

<file path=Object 2/content.xml><?xml version="1.0" encoding="utf-8"?>
<math xmlns="http://www.w3.org/1998/Math/MathML" display="block">
  <semantics>
    <msqrt>
      <msup>
        <mn>2</mn>
        <mn>2</mn>
      </msup>
    </msqrt>
    <annotation encoding="StarMath 5.0">sqrt 2^2
 </annotation>
  </semantics>
</math>
</file>

<file path=Object 3/content.xml><?xml version="1.0" encoding="utf-8"?>
<math xmlns="http://www.w3.org/1998/Math/MathML" display="block">
  <semantics>
    <mrow>
      <mo stretchy="false">±</mo>
      <mn>2</mn>
    </mrow>
    <annotation encoding="StarMath 5.0">+- 2
</annotation>
  </semantics>
</math>
</file>

<file path=Object 4/content.xml><?xml version="1.0" encoding="utf-8"?>
<math xmlns="http://www.w3.org/1998/Math/MathML" display="block">
  <semantics>
    <mrow>
      <mo fence="true" stretchy="false">⌈</mo>
      <mrow>
        <mrow>
          <msup>
            <mi>x</mi>
            <mn>2</mn>
          </msup>
          <mo stretchy="false">/</mo>
          <mn>5</mn>
        </mrow>
      </mrow>
      <mo fence="true" stretchy="false">⌉</mo>
    </mrow>
    <annotation encoding="StarMath 5.0">lceil x^{2} / 5
 rceil 
</annotation>
  </semantics>
</math>
</file>